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writing-mode="lr-tb"/>
      <style:text-properties fo:color="#000000" style:font-name="aakar" fo:font-size="12pt" officeooo:rsid="00199a13" officeooo:paragraph-rsid="00211bb1" style:font-size-asian="12pt" style:font-size-complex="12pt"/>
    </style:style>
    <style:style style:name="P2"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151454" officeooo:paragraph-rsid="00211bb1" style:font-size-asian="12pt" style:font-size-complex="12pt"/>
    </style:style>
    <style:style style:name="P3"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16881a" officeooo:paragraph-rsid="00211bb1" style:font-size-asian="12pt" style:font-size-complex="12pt"/>
    </style:style>
    <style:style style:name="P4"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17e5ef" officeooo:paragraph-rsid="00211bb1" style:font-size-asian="12pt" style:font-size-complex="12pt"/>
    </style:style>
    <style:style style:name="P5"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182798" officeooo:paragraph-rsid="00211bb1" style:font-size-asian="12pt" style:font-size-complex="12pt"/>
    </style:style>
    <style:style style:name="P6"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officeooo:paragraph-rsid="00211bb1"/>
    </style:style>
    <style:style style:name="P7" style:family="paragraph" style:parent-style-name="Text_20_body" style:list-style-name="L1">
      <style:paragraph-properties style:writing-mode="lr-tb"/>
      <style:text-properties officeooo:paragraph-rsid="001ff9ca"/>
    </style:style>
    <style:style style:name="P8" style:family="paragraph" style:parent-style-name="Text_20_body">
      <style:paragraph-properties style:writing-mode="lr-tb"/>
      <style:text-properties officeooo:paragraph-rsid="001ff9ca"/>
    </style:style>
    <style:style style:name="P9" style:family="paragraph" style:parent-style-name="Text_20_body" style:list-style-name="L1">
      <style:paragraph-properties fo:margin-top="0cm" fo:margin-bottom="0cm" loext:contextual-spacing="false" style:writing-mode="lr-tb"/>
      <style:text-properties officeooo:paragraph-rsid="001ff9ca"/>
    </style:style>
    <style:style style:name="T1" style:family="text">
      <style:text-properties officeooo:rsid="0016881a"/>
    </style:style>
    <style:style style:name="T2" style:family="text">
      <style:text-properties officeooo:rsid="00182374"/>
    </style:style>
    <style:style style:name="T3" style:family="text">
      <style:text-properties officeooo:rsid="0017e5ef"/>
    </style:style>
    <style:style style:name="T4" style:family="text">
      <style:text-properties fo:color="#000000" style:font-name="aakar" fo:font-size="12pt" officeooo:rsid="0016881a" style:font-size-asian="12pt" style:font-size-complex="12pt"/>
    </style:style>
    <style:style style:name="T5" style:family="text">
      <style:text-properties fo:color="#000000" style:font-name="aakar" fo:font-size="12pt" officeooo:rsid="00182374"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Here is the POC topic that you are supposed to complete within one week. Please inform in this group chat once you complete your POC and share the GitHub link with Stephen. Please reach out if you have any queries.</text:p>
      <text:p text:style-name="P8"><text:span text:style-name="Strong_20_Emphasis">Title: Live Auction System</text:span></text:p>
      <text:p text:style-name="P8">Usecase: Build a real-time auction system where users can bid on items in real-time. Use serverless functions to handle bid submissions, update prices, and notify users about new bids.</text:p>
      <text:p text:style-name="P8">Use Serverless Framework for implementation.</text:p>
      <text:p text:style-name="P8">You are supposed to share the documentation as mentioned below:</text:p>
      <text:list xml:id="list1104664465" text:style-name="L1">
        <text:list-item>
          <text:p text:style-name="P9">The documentation should demonstrate a clear understanding of the problem statement.</text:p>
        </text:list-item>
        <text:list-item>
          <text:p text:style-name="P9">The solution approach should be well-defined.</text:p>
        </text:list-item>
        <text:list-item>
          <text:p text:style-name="P9">An architecture diagram must be included to illustrate the proposed solution.</text:p>
        </text:list-item>
        <text:list-item>
          <text:p text:style-name="P9">A justification for the chosen solution approach should be provided.</text:p>
        </text:list-item>
        <text:list-item>
          <text:p text:style-name="P7">Finally, the code should be available in a GitHub repository for review.</text:p>
        </text:list-item>
      </text:list>
      <text:p text:style-name="P8"/>
      <text:p text:style-name="P2">Endpoints:</text:p>
      <text:p text:style-name="P2">1. SignUp</text:p>
      <text:p text:style-name="P2">- name</text:p>
      <text:p text:style-name="P2">- email</text:p>
      <text:p text:style-name="P2">- mobileNumber</text:p>
      <text:p text:style-name="P2">- password</text:p>
      <text:p text:style-name="P2">- isDeleted</text:p>
      <text:p text:style-name="P2">- isActive</text:p>
      <text:p text:style-name="P2"/>
      <text:p text:style-name="P2">2. Login</text:p>
      <text:p text:style-name="P2">- email</text:p>
      <text:p text:style-name="P2">- password</text:p>
      <text:p text:style-name="P2"/>
      <text:p text:style-name="P2">3. Add an item for auction(seller)</text:p>
      <text:p text:style-name="P2">- itemId</text:p>
      <text:p text:style-name="P2">- itemName</text:p>
      <text:p text:style-name="P2">- price</text:p>
      <text:p text:style-name="P2">- status</text:p>
      <text:p text:style-name="P2">- <text:span text:style-name="T1">Highest bid price</text:span></text:p>
      <text:p text:style-name="P2">- <text:span text:style-name="T2">buyerId(Highest bid placed buyer id)</text:span></text:p>
      <text:p text:style-name="P2"/>
      <text:p text:style-name="P2">4. <text:span text:style-name="T1">View items added for auction(both buyer &amp; seller)</text:span></text:p>
      <text:p text:style-name="P2">-: <text:span text:style-name="T1">return array of objects as a response</text:span></text:p>
      <text:p text:style-name="P2"><text:tab/>- itemId</text:p>
      <text:p text:style-name="P2"><text:tab/>- itemName</text:p>
      <text:p text:style-name="P2"><text:tab/>- price<text:span text:style-name="T1">(added by seller)</text:span></text:p>
      <text:p text:style-name="P2"><text:tab/>- status</text:p>
      <text:p text:style-name="P2"><text:tab/>- <text:span text:style-name="T1">Highest bid price</text:span></text:p>
      <text:p text:style-name="P2"><text:s text:c="6"/>- <text:span text:style-name="T2">buyerId(Highest bid placed buyer id)</text:span></text:p>
      <text:p text:style-name="P2"/>
      <text:p text:style-name="P2"/>
      <text:p text:style-name="P3"><text:soft-page-break/>5. Place a bid(buyer)</text:p>
      <text:p text:style-name="P2"><text:tab/>- <text:span text:style-name="T1">itemId</text:span></text:p>
      <text:p text:style-name="P2"><text:tab/>- <text:span text:style-name="T1">bid_price</text:span></text:p>
      <text:p text:style-name="P2"/>
      <text:p text:style-name="P3">6. Update the price of bid<text:span text:style-name="T3">(buyer)</text:span></text:p>
      <text:p text:style-name="P3"><text:tab/>- <text:span text:style-name="T3">itemId</text:span></text:p>
      <text:p text:style-name="P3"><text:tab/>- <text:span text:style-name="T3">bid_price</text:span></text:p>
      <text:p text:style-name="P3"><text:tab/>- <text:span text:style-name="T3">update_bid_price</text:span></text:p>
      <text:p text:style-name="P3"><text:tab/></text:p>
      <text:p text:style-name="P4">7. Notify buyers if any new bid placed/ bid price updated(buyer)</text:p>
      <text:p text:style-name="P3"/>
      <text:p text:style-name="P4">8. Close an auction(seller)</text:p>
      <text:p text:style-name="P3"><text:tab/>- <text:span text:style-name="T3">itemId</text:span></text:p>
      <text:p text:style-name="P3"><text:tab/>- <text:span text:style-name="T3">status</text:span><text:span text:style-name="T2">(closed)</text:span></text:p>
      <text:p text:style-name="P6"><text:span text:style-name="T4"><text:tab/>-: </text:span><text:span text:style-name="T5">notify respective buyer about the auction completed</text:span></text:p>
      <text:p text:style-name="P3"/>
      <text:p text:style-name="P3"><text:tab/><text:tab/><text:tab/></text:p>
      <text:p text:style-name="P5">Github URL: <text:a xlink:type="simple" xlink:href="https://github.com/anitha-optisol/sls-auction-system" text:style-name="Internet_20_link" text:visited-style-name="Visited_20_Internet_20_Link">https://github.com/anitha-optisol/sls-auction-system</text:a></text:p>
      <text:p text:style-name="P5"/>
      <text:p text:style-name="P1">Postman URL: <text:a xlink:type="simple" xlink:href="https://gold-capsule-331447.postman.co/workspace/Team~ee7376e8-3d03-4eff-98e2-4d6a934a9acb/collection/25142271-c284358c-ecef-4c66-8e3c-69e812644c8b" text:style-name="Internet_20_link" text:visited-style-name="Visited_20_Internet_20_Link">https://gold-capsule-331447.postman.co/workspace/Team~ee7376e8-3d03-4eff-98e2-4d6a934a9acb/collection/25142271-c284358c-ecef-4c66-8e3c-69e812644c8b</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3T07:34:48.093719299</meta:creation-date>
    <meta:generator>LibreOffice/6.4.7.2$Linux_X86_64 LibreOffice_project/40$Build-2</meta:generator>
    <dc:date>2023-10-23T07:37:01.314754638</dc:date>
    <meta:editing-duration>PT2M13S</meta:editing-duration>
    <meta:editing-cycles>3</meta:editing-cycles>
    <meta:document-statistic meta:table-count="0" meta:image-count="0" meta:object-count="0" meta:page-count="2" meta:paragraph-count="52" meta:word-count="278" meta:character-count="1838" meta:non-whitespace-character-count="1592"/>
  </office:meta>
</office:document-meta>
</file>